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06a81" officeooo:paragraph-rsid="00106a81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06a81" officeooo:paragraph-rsid="00106a81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 configuration</text:p>
      <text:p text:style-name="P1"/>
      <text:p text:style-name="P1"/>
      <text:p text:style-name="P2">Pour cloner la dernière version du projet, il faut : </text:p>
      <text:p text:style-name="P2">-aller à cette adresse : <text:a xlink:type="simple" xlink:href="https://www.campus-numerique.eu/ldnr/gitlab/potager/kakarot" text:style-name="Internet_20_link" text:visited-style-name="Visited_20_Internet_20_Link">https://www.campus-numerique.eu/ldnr/gitlab/potager/kakarot</text:a></text:p>
      <text:p text:style-name="P2">-selectionner dans les branches essaieAffichageElisa et cloner le projet de là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22:18:05.957350907</meta:creation-date>
    <dc:date>2024-05-16T22:23:35.588547608</dc:date>
    <meta:editing-duration>PT5M30S</meta:editing-duration>
    <meta:editing-cycles>1</meta:editing-cycles>
    <meta:document-statistic meta:table-count="0" meta:image-count="0" meta:object-count="0" meta:page-count="1" meta:paragraph-count="4" meta:word-count="30" meta:character-count="239" meta:non-whitespace-character-count="211"/>
    <meta:generator>LibreOffice/7.4.7.2$Linux_X86_64 LibreOffice_project/40$Build-2</meta:generator>
  </office:meta>
</office:document-meta>
</file>